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80000006317A367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aktor10-folien-title">
      <style:graphic-properties draw:fill-color="#ffffff" draw:auto-grow-height="true" fo:min-height="3.489cm"/>
    </style:style>
    <style:style style:name="pr2" style:family="presentation" style:parent-style-name="faktor10-folien-notes">
      <style:graphic-properties draw:fill-color="#ffffff" fo:min-height="13.336cm"/>
    </style:style>
    <style:style style:name="pr3" style:family="presentation" style:parent-style-name="faktor10-folien-outline1">
      <style:graphic-properties draw:fill-color="#ffffff" draw:auto-grow-height="true" fo:min-height="11.9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195cm" fo:margin-right="0cm" fo:text-indent="-0.9cm"/>
    </style:style>
    <style:style style:name="P3" style:family="paragraph">
      <style:paragraph-properties fo:margin-left="2.394cm" fo:margin-right="0cm" fo:text-indent="-0.794cm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ktor10-folien" presentation:presentation-page-layout-name="AL1T19">
        <office:forms form:automatic-focus="false" form:apply-design-mode="false"/>
        <draw:frame presentation:style-name="pr1" draw:text-style-name="P1" draw:layer="layout" svg:width="23.645cm" svg:height="4.726cm" svg:x="2.75cm" svg:y="6.632cm" presentation:class="title" presentation:user-transformed="true">
          <draw:text-box>
            <text:p text:style-name="P1">FaktorIPS<text:line-break/>Entwicklungprozess<text:line-break/></text:p>
          </draw:text-box>
        </draw:frame>
        <presentation:notes draw:style-name="dp2">
          <draw:page-thumbnail draw:style-name="gr1" draw:layer="layout" svg:width="15.566cm" svg:height="11.007cm" svg:x="2.8cm" svg:y="2.328cm" draw:page-number="1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Entwicklungsprozess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Model driven development</text:p>
              </text:list-item>
            </text:list>
            <text:list text:style-name="L2">
              <text:list-item>
                <text:list>
                  <text:list-item>
                    <text:p text:style-name="P3">Domain Model als Basis der Entwicklung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nforderungen werden auf Modellebene diskutie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sultieren in Erweiterungen / Änderungen des Modells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eil der Modellbildung ist die Namens/Begriffsdefinition =&gt;Modellsprach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as Domain Model findet sich im wesentlich 1-1 im Sourcecode wieder</text:p>
                  </text:list-item>
                </text:list>
              </text:list-item>
            </text:list>
            <text:list text:style-name="L2">
              <text:list-item>
                <text:p text:style-name="P2">Test driven development</text:p>
              </text:list-item>
            </text:list>
            <text:list text:style-name="L2">
              <text:list-item>
                <text:list>
                  <text:list-item>
                    <text:p text:style-name="P3">Das Schreiben von Junit-Testfällen ist Teil der Entwicklung.</text:p>
                  </text:list-item>
                </text:list>
              </text:list-item>
            </text:list>
            <text:list text:style-name="L2">
              <text:list-item>
                <text:p text:style-name="P2">Continous Integratio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Verwendung Sourcecode als Dokumentation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Wie wird Sourcecode zu guter Dokumentation?</text:p>
              </text:list-item>
            </text:list>
            <text:list text:style-name="L2">
              <text:list-item>
                <text:list>
                  <text:list-item>
                    <text:p text:style-name="P3">Gutes OO-Desig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Verwendung einer einheitlichen (Modell)Sprache für die Konzepte in Faktor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Klare, einheitliche Namensgebung für Klassen, Methoden, Variablen basierend auf der Modellsprach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Zerlegung von Methoden insbesondere auch nach Dokumentations-gesichtspunkte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kumentation des APIs mit JavaDo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3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Verwendung JavaDoc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Dokumentation von public Klassen und public/protected Methoden mit Javadoc. </text:p>
              </text:list-item>
            </text:list>
            <text:list text:style-name="L2">
              <text:list-item>
                <text:list>
                  <text:list-item>
                    <text:p text:style-name="P3">Javadoc für komplizerte Sachverhalte „darf“ auch ruhig lang sei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kumentation Null-Hand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kumentation Exceptions, auch der UncheckedExcep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Verwendung @inheritD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eispiele helfen manchmal mehr als die abstrakte Beschreib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4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Verwendung JUnit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Verwendung von JUnit zur Testautomatisierung.</text:p>
              </text:list-item>
            </text:list>
            <text:list text:style-name="L2">
              <text:list-item>
                <text:p text:style-name="P2">Testfälle schreiben fuer:</text:p>
              </text:list-item>
            </text:list>
            <text:list text:style-name="L2">
              <text:list-item>
                <text:list>
                  <text:list-item>
                    <text:p text:style-name="P3">Alle nicht-trivialen public Methoden des Modell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UI wo möglich, z. B. LabelProvider</text:p>
                  </text:list-item>
                </text:list>
              </text:list-item>
            </text:list>
            <text:list text:style-name="L2">
              <text:list-item>
                <text:p text:style-name="P2">Test der Codegenerierung durch das Integrationsprojekt und dort wiederum mit JUnit Tests.</text:p>
              </text:list-item>
            </text:list>
            <text:list text:style-name="L2">
              <text:list-item>
                <text:p text:style-name="P2">Aktueller Stand: ca. 900 Testfälle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5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Codeformattierung</text:p>
          </draw:text-box>
        </draw:frame>
        <draw:frame presentation:style-name="pr3" draw:text-style-name="P2" draw:layer="layout" svg:width="23.645cm" svg:height="11.96cm" svg:x="3cm" svg:y="6.25cm" presentation:class="outline" presentation:user-transformed="true">
          <draw:text-box>
            <text:list text:style-name="L2">
              <text:list-item>
                <text:p text:style-name="P2">Im wesentlichen gemäss den Konventionen von SUN</text:p>
              </text:list-item>
            </text:list>
            <text:list text:style-name="L2">
              <text:list-item>
                <text:p text:style-name="P2">Verwendung Formattierungsrules und Codetemplates,<text:line-break/>eingecheckted unter devtools.core/eclipse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6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Einchecken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Der Sourcecode im CVS soll immer compilierbar sein und die Testfälle müssen durchlaufen.</text:p>
              </text:list-item>
            </text:list>
            <text:list text:style-name="L2">
              <text:list-item>
                <text:p text:style-name="P2">Einchecken</text:p>
              </text:list-item>
            </text:list>
            <text:list text:style-name="L2">
              <text:list-item>
                <text:list>
                  <text:list-item>
                    <text:p text:style-name="P3">Vorm Einchecken, Updaten aus CV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estfälle laufen lassen<text:line-break/>(wenn ein Testfall nicht läuft, nicht einchecken, sondern ihn fixe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enn Cruisecontrol einen Fehler meldet, als erstes den Fehler su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7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Mehrsprachigkeit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Devtools-Plugins verwenden den Eclipse-Mechanismus</text:p>
              </text:list-item>
            </text:list>
            <text:list text:style-name="L2">
              <text:list-item>
                <text:list>
                  <text:list-item>
                    <text:p text:style-name="P3">Die Devtools-Plugins selbst enthalten die englischen Text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LanguagePlugin <text:s/>(devtools.core.nl1) enthält deutsche Text</text:p>
                  </text:list-item>
                </text:list>
              </text:list-item>
            </text:list>
            <text:list text:style-name="L2">
              <text:list-item>
                <text:p text:style-name="P2">Ausnahme</text:p>
              </text:list-item>
            </text:list>
            <text:list text:style-name="L2">
              <text:list-item>
                <text:list>
                  <text:list-item>
                    <text:p text:style-name="P3">ChangesOverTimeNamingStrategy in Devtools enthaelt auch Deutsche Texte, da auch von Codegenerierung verwendet.</text:p>
                  </text:list-item>
                </text:list>
              </text:list-item>
            </text:list>
            <text:list text:style-name="L2">
              <text:list-item>
                <text:p text:style-name="P2">Anstatt Locale.getDefault, IpsPlugin.getUsedLocale() verwenden</text:p>
              </text:list-item>
            </text:list>
            <text:list text:style-name="L2">
              <text:list-item>
                <text:list>
                  <text:list-item>
                    <text:p text:style-name="P3">Gibt das vom User verwendete Locale zurück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8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Verschiedenes</text:p>
          </draw:text-box>
        </draw:frame>
        <draw:frame presentation:style-name="pr3" draw:text-style-name="P2" draw:layer="layout" svg:width="24.466cm" svg:height="11.96cm" svg:x="3.034cm" svg:y="6.284cm" presentation:class="outline" presentation:user-transformed="true">
          <draw:text-box>
            <text:list text:style-name="L2">
              <text:list-item>
                <text:p text:style-name="P2">Gemäss den Guidelines von „Effective Java“ programmieren.</text:p>
              </text:list-item>
            </text:list>
            <text:list text:style-name="L2">
              <text:list-item>
                <text:p text:style-name="P2">Keinen auskommentierten Code einchecken</text:p>
              </text:list-item>
            </text:list>
            <text:list text:style-name="L2">
              <text:list-item>
                <text:p text:style-name="P2">TODO für wirkliche ToDos verwenden, nicht die generierten stehen lassen.</text:p>
              </text:list-item>
            </text:list>
            <text:list text:style-name="L2">
              <text:list-item>
                <text:p text:style-name="P2">Keine Verwendung von System.out.println für Debugausgaben</text:p>
              </text:list-item>
            </text:list>
            <text:list text:style-name="L2">
              <text:list-item>
                <text:p text:style-name="P2">Sourcecode sollte keine Warnings enthalten</text:p>
              </text:list-item>
            </text:list>
            <text:list text:style-name="L2">
              <text:list-item>
                <text:p text:style-name="P2">Monkey see, Monkey do Prinzip anwende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9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Heading_20_2" style:display-name="Heading 2" style:family="graphic">
      <style:paragraph-properties style:text-autospace="none"/>
      <style:text-properties fo:font-size="24.7000007629395pt" fo:language="none" fo:country="none" fo:font-style="italic" fo:font-weight="bold" style:font-size-asian="24.7000007629395pt" style:language-asian="none" style:country-asian="none" style:font-style-asian="italic" style:font-weight-asian="bold" style:font-size-complex="24.7000007629395pt" style:font-style-complex="italic" style:font-weight-complex="bold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none" fo:country="none" style:font-family-asian="StarSymbol" style:font-size-asian="15.8999996185303pt" style:language-asian="none" style:country-asian="none" style:font-family-complex="StarSymbol" style:font-size-complex="15.8999996185303pt"/>
    </style:style>
    <style:style style:name="Nummerierungszeichen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3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line-height="100%" fo:text-align="end" text:enable-numbering="false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text:enable-numbering="false" fo:text-indent="0cm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line-break="strict"/>
    </style:style>
    <style:style style:name="P7" style:family="paragraph">
      <style:paragraph-properties fo:margin-left="1.195cm" fo:margin-right="0cm" fo:text-indent="-0.9cm"/>
    </style:style>
    <style:style style:name="P8" style:family="paragraph">
      <style:paragraph-properties fo:margin-left="2.394cm" fo:margin-right="0cm" fo:text-indent="-0.794cm"/>
    </style:style>
    <style:style style:name="P9" style:family="paragraph">
      <style:paragraph-properties fo:margin-left="3.593cm" fo:margin-right="0cm" fo:text-indent="-0.599cm"/>
    </style:style>
    <style:style style:name="P10" style:family="paragraph">
      <style:paragraph-properties fo:margin-left="4.793cm" fo:margin-right="0cm" fo:text-indent="-0.595cm"/>
    </style:style>
    <style:style style:name="P11" style:family="paragraph">
      <style:paragraph-properties fo:margin-left="5.992cm" fo:margin-right="0cm" fo:text-indent="-0.599cm"/>
    </style:style>
    <style:style style:name="P12" style:family="paragraph">
      <style:paragraph-properties fo:margin-left="5.4cm" fo:margin-right="0cm" fo:text-indent="-0.6cm"/>
    </style:style>
    <style:style style:name="P13" style:family="paragraph">
      <style:paragraph-properties fo:margin-left="1.2cm" fo:margin-right="0cm" fo:text-indent="-0.9cm"/>
    </style:style>
    <style:style style:name="T1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faktor10-folien" style:page-layout-name="PM0" draw:style-name="dp1">
      <draw:rect draw:style-name="gr1" draw:text-style-name="P1" draw:layer="backgroundobjects" svg:width="19.483cm" svg:height="1.693cm" svg:x="0cm" svg:y="0cm">
        <text:p/>
      </draw:rect>
      <draw:frame draw:style-name="gr2" draw:text-style-name="P2" draw:layer="backgroundobjects" svg:width="10.399cm" svg:height="1.719cm" svg:x="19.201cm" svg:y="0.05cm">
        <draw:image xlink:href="Pictures/10000000000001980000006317A36752.png" xlink:type="simple" xlink:show="embed" xlink:actuate="onLoad">
          <text:p/>
        </draw:image>
      </draw:frame>
      <draw:line draw:style-name="gr3" draw:text-style-name="P2" draw:layer="backgroundobjects" svg:x1="1.724cm" svg:y1="19.976cm" svg:x2="27.724cm" svg:y2="19.98cm">
        <text:p/>
      </draw:line>
      <draw:rect draw:style-name="gr4" draw:text-style-name="P4" draw:layer="backgroundobjects" svg:width="1.993cm" svg:height="0.476cm" svg:x="25.947cm" svg:y="20.144cm">
        <text:p text:style-name="P3"><text:span text:style-name="T1">Seite </text:span><text:span text:style-name="T1"><text:page-number>&lt;Nummer&gt;</text:page-number></text:span><text:span text:style-name="T1"> <text:s/></text:span></text:p>
      </draw:rect>
      <draw:rect draw:style-name="gr5" draw:text-style-name="P4" draw:layer="backgroundobjects" svg:width="2.964cm" svg:height="0.498cm" svg:x="1.746cm" svg:y="20.095cm">
        <text:p text:style-name="P5"><text:span text:style-name="T1">27.02.2006</text:span></text:p>
      </draw:rect>
      <draw:rect draw:style-name="gr6" draw:text-style-name="P4" draw:layer="backgroundobjects" svg:width="4.101cm" svg:height="0.498cm" svg:x="13.101cm" svg:y="20.1cm">
        <text:p text:style-name="P6"><text:span text:style-name="T1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1" draw:text-style-name="P13" draw:layer="backgroundobjects" svg:width="23.645cm" svg:height="11.959cm" svg:x="3.034cm" svg:y="6.284cm" presentation:class="outline">
        <draw:text-box>
          <text:list text:style-name="L2">
            <text:list-item>
              <text:p text:style-name="P7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8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7" draw:text-style-name="P1" draw:layer="backgroundobjects" svg:width="21cm" svg:height="29.7cm" svg:x="0cm" svg:y="0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Fachliche Komponentenarchitektur</dc:title>
    <meta:creation-date>2005-01-27T17:09:12</meta:creation-date>
    <dc:creator>Franz Mornau</dc:creator>
    <dc:date>2006-07-04T09:08:47</dc:date>
    <meta:printed-by>Jan Ortmann</meta:printed-by>
    <meta:print-date>2005-02-13T19:41:59</meta:print-date>
    <dc:language>de-DE</dc:language>
    <meta:editing-cycles>605</meta:editing-cycles>
    <meta:editing-duration>P3DT23H58M55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